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rsid="00017886" officeooo:paragraph-rsid="00017886"/>
    </style:style>
    <style:style style:name="P2" style:family="paragraph" style:parent-style-name="Standard">
      <style:paragraph-properties fo:line-height="150%"/>
      <style:text-properties officeooo:rsid="00017886" officeooo:paragraph-rsid="00017886"/>
    </style:style>
    <style:style style:name="P3" style:family="paragraph" style:parent-style-name="Standard" style:list-style-name="L1">
      <style:paragraph-properties fo:line-height="150%"/>
      <style:text-properties officeooo:rsid="00017886" officeooo:paragraph-rsid="00017886"/>
    </style:style>
    <style:style style:name="P4" style:family="paragraph" style:parent-style-name="Standard" style:list-style-name="L1">
      <style:paragraph-properties fo:line-height="150%"/>
      <style:text-properties officeooo:paragraph-rsid="00017886"/>
    </style:style>
    <style:style style:name="P5" style:family="paragraph" style:parent-style-name="Standard" style:list-style-name="L1">
      <style:paragraph-properties fo:line-height="150%"/>
      <style:text-properties officeooo:rsid="0002eda0" officeooo:paragraph-rsid="0011e561"/>
    </style:style>
    <style:style style:name="P6" style:family="paragraph" style:parent-style-name="Standard" style:list-style-name="L1">
      <style:paragraph-properties fo:line-height="150%"/>
      <style:text-properties officeooo:rsid="0003f78f" officeooo:paragraph-rsid="0003f78f"/>
    </style:style>
    <style:style style:name="P7" style:family="paragraph" style:parent-style-name="Standard" style:list-style-name="L1">
      <style:paragraph-properties fo:line-height="150%"/>
      <style:text-properties officeooo:rsid="0003f78f" officeooo:paragraph-rsid="0011e561"/>
    </style:style>
    <style:style style:name="P8" style:family="paragraph" style:parent-style-name="Standard" style:list-style-name="L1">
      <style:paragraph-properties fo:line-height="150%"/>
      <style:text-properties officeooo:rsid="0003f78f" officeooo:paragraph-rsid="001255be"/>
    </style:style>
    <style:style style:name="P9" style:family="paragraph" style:parent-style-name="Standard" style:list-style-name="L1">
      <style:paragraph-properties fo:line-height="150%"/>
      <style:text-properties officeooo:rsid="00079210" officeooo:paragraph-rsid="00079210"/>
    </style:style>
    <style:style style:name="P10" style:family="paragraph" style:parent-style-name="Standard" style:list-style-name="L1">
      <style:paragraph-properties fo:line-height="150%"/>
      <style:text-properties officeooo:rsid="00079210" officeooo:paragraph-rsid="0013a313"/>
    </style:style>
    <style:style style:name="P11" style:family="paragraph" style:parent-style-name="Standard" style:list-style-name="L1">
      <style:paragraph-properties fo:line-height="150%"/>
      <style:text-properties officeooo:rsid="0008bc5e" officeooo:paragraph-rsid="0008bc5e"/>
    </style:style>
    <style:style style:name="P12" style:family="paragraph" style:parent-style-name="Standard" style:list-style-name="L1">
      <style:paragraph-properties fo:line-height="150%"/>
      <style:text-properties officeooo:rsid="000a149d" officeooo:paragraph-rsid="000a149d"/>
    </style:style>
    <style:style style:name="P13" style:family="paragraph" style:parent-style-name="Standard">
      <style:paragraph-properties fo:line-height="150%"/>
      <style:text-properties fo:font-weight="bold" officeooo:rsid="00017886" officeooo:paragraph-rsid="00017886" style:font-weight-asian="bold" style:font-weight-complex="bold"/>
    </style:style>
    <style:style style:name="T1" style:family="text">
      <style:text-properties officeooo:rsid="00017886"/>
    </style:style>
    <style:style style:name="T2" style:family="text">
      <style:text-properties officeooo:rsid="0002eda0"/>
    </style:style>
    <style:style style:name="T3" style:family="text">
      <style:text-properties officeooo:rsid="0003f78f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ه نام خداوند بخشنده و مهربان<text:line-break/>پلتفرم rabint:</text:p>
      <text:p text:style-name="P2"/>
      <text:p text:style-name="P13">الف:ویژگی ها</text:p>
      <text:list xml:id="list2244330596" text:style-name="L1">
        <text:list-item>
          <text:p text:style-name="P11">ماژول ها:</text:p>
          <text:list>
            <text:list-item>
              <text:p text:style-name="P11">register event</text:p>
            </text:list-item>
            <text:list-item>
              <text:p text:style-name="P12">bootstrap</text:p>
            </text:list-item>
          </text:list>
        </text:list-item>
        <text:list-item>
          <text:p text:style-name="P4"><text:span text:style-name="T1">helper ها</text:span></text:p>
        </text:list-item>
        <text:list-item>
          <text:p text:style-name="P10">ویجت ها</text:p>
        </text:list-item>
        <text:list-item>
          <text:p text:style-name="P3">behavior های مدل</text:p>
        </text:list-item>
        <text:list-item>
          <text:p text:style-name="P3">behavior های کنترلر <text:span text:style-name="T3">و کنترلر های پیشفرض</text:span></text:p>
        </text:list-item>
        <text:list-item>
          <text:p text:style-name="P3">کد جنریتور</text:p>
        </text:list-item>
        <text:list-item>
          <text:p text:style-name="P3">کنسول</text:p>
          <text:list>
            <text:list-item>
              <text:p text:style-name="P8">ترجمه<text:tab/></text:p>
            </text:list-item>
          </text:list>
        </text:list-item>
        <text:list-item>
          <text:p text:style-name="P6">مدیریت لاگ در ایمیل و DB</text:p>
        </text:list-item>
        <text:list-item>
          <text:p text:style-name="P6">مهاجرت DB و مهاجرت ROLE ها</text:p>
        </text:list-item>
        <text:list-item>
          <text:p text:style-name="P9">سرویس ها (پیامک و...)</text:p>
        </text:list-item>
        <text:list-item>
          <text:p text:style-name="P9">پوسته ها و مدیریت پوسته و <text:span text:style-name="T2">assets</text:span></text:p>
        </text:list-item>
        <text:list-item>
          <text:p text:style-name="P5">cheatsheet</text:p>
        </text:list-item>
        <text:list-item>
          <text:p text:style-name="P7">ستون‌های ویژه در grid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4T10:39:45.802089554</meta:creation-date>
    <dc:date>2020-06-14T13:01:26.697539085</dc:date>
    <meta:editing-duration>PT2H11M26S</meta:editing-duration>
    <meta:editing-cycles>11</meta:editing-cycles>
    <meta:generator>LibreOffice/6.4.3.2$Linux_X86_64 LibreOffice_project/40$Build-2</meta:generator>
    <meta:document-statistic meta:table-count="0" meta:image-count="0" meta:object-count="0" meta:page-count="1" meta:paragraph-count="18" meta:word-count="77" meta:character-count="329" meta:non-whitespace-character-count="285"/>
  </office:meta>
</office:document-meta>
</file>